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2.71" calcext:value-type="float">
            <text:p>2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3:51:13.346000000</meta:creation-date>
    <dc:date>2016-12-01T05:33:10.259000000</dc:date>
    <meta:editing-duration>PT9M53S</meta:editing-duration>
    <meta:editing-cycles>2</meta:editing-cycles>
    <meta:generator>LibreOffice/4.2.0.4$Windows_x86 LibreOffice_project/05dceb5d363845f2cf968344d7adab8dcfb2ba71</meta:generator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55cm" svg:y="4.201cm" style:legend-expansion="high" chart:style-name="ch2"/>
        <chart:plot-area chart:style-name="ch3" chart:data-source-has-labels="row" svg:x="0.77cm" svg:y="0.855cm" svg:width="13.14cm" svg:height="7.545cm">
          <chartooo:coordinate-region svg:x="1.497cm" svg:y="1.055cm" svg:width="12.133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6" chart:label-cell-address="local-table.$B$1" chart:class="chart:scatter">
            <chart:domain table:cell-range-address="local-table.$B$2:.$B$126"/>
            <chart:data-point chart:repeated="1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">
                <text:p>5.6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">
                <text:p>7.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">
                <text:p>9.6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">
                <text:p>10.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">
                <text:p>11.2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">
                <text:p>12.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6">
                <text:p>13.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">
                <text:p>14.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">
                <text:p>15.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8">
                <text:p>16.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">
                <text:p>17.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4">
                <text:p>18.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2">
                <text:p>19.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8">
                <text:p>20.8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6">
                <text:p>21.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4">
                <text:p>22.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2">
                <text:p>23.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8">
                <text:p>24.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6">
                <text:p>25.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4">
                <text:p>26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2">
                <text:p>27.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8">
                <text:p>28.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6">
                <text:p>29.6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4">
                <text:p>30.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2">
                <text:p>31.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8">
                <text:p>32.8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6">
                <text:p>33.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.4">
                <text:p>34.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2">
                <text:p>35.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8">
                <text:p>36.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6">
                <text:p>37.6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4">
                <text:p>38.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2">
                <text:p>39.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8">
                <text:p>40.8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6">
                <text:p>41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.4">
                <text:p>42.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.2">
                <text:p>43.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8">
                <text:p>44.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.6">
                <text:p>45.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4">
                <text:p>46.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2">
                <text:p>47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8">
                <text:p>48.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.6">
                <text:p>49.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4">
                <text:p>50.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2">
                <text:p>51.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8">
                <text:p>52.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">
                <text:p>53.6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4">
                <text:p>54.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2">
                <text:p>55.2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8">
                <text:p>56.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6">
                <text:p>57.6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4">
                <text:p>58.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2">
                <text:p>59.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8">
                <text:p>60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.6">
                <text:p>61.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4">
                <text:p>62.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.2">
                <text:p>63.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.8">
                <text:p>64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.6">
                <text:p>65.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4">
                <text:p>66.4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.2">
                <text:p>67.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.8">
                <text:p>68.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.6">
                <text:p>69.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4">
                <text:p>70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2">
                <text:p>71.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8">
                <text:p>72.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6">
                <text:p>73.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4">
                <text:p>74.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.2">
                <text:p>75.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.8">
                <text:p>76.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6">
                <text:p>77.6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4">
                <text:p>78.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2">
                <text:p>79.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.8">
                <text:p>80.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.6">
                <text:p>81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.4">
                <text:p>82.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.2">
                <text:p>83.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">
                <text:p>8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8">
                <text:p>84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6">
                <text:p>85.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.4">
                <text:p>86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2">
                <text:p>87.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">
                <text:p>8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.8">
                <text:p>88.8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.6">
                <text:p>89.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.4">
                <text:p>90.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.2">
                <text:p>91.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">
                <text:p>9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.8">
                <text:p>92.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.6">
                <text:p>93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.4">
                <text:p>94.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.2">
                <text:p>95.2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">
                <text:p>9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.8">
                <text:p>96.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.6">
                <text:p>97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.4">
                <text:p>98.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2">
                <text:p>99.2</text:p>
              </table:table-cell>
              <table:table-cell office:value-type="float" office:value="2.71">
                <text:p>2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